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23" style:family="table-cell" style:parent-style-name="Default">
      <style:table-cell-properties fo:background-color="#ff9900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Kimco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9">
            <text:p>19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1]+[.F11]+[.H12]" office:value-type="percentage" office:value="0.065">
            <text:p>6,5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29.3083029113234">
            <text:p>$29,31</text:p>
          </table:table-cell>
          <table:table-cell table:style-name="ce13" table:formula="of:=[.G2]/1.1" office:value-type="currency" office:currency="EUR" office:value="26.6439117375668">
            <text:p>26,64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7.1">
            <text:p>7,1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">
            <text:p>8,0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21.799364779579">
            <text:p>$21,80</text:p>
          </table:table-cell>
          <table:table-cell table:style-name="ce14" table:formula="of:=[.G3]/1.1" office:value-type="currency" office:currency="EUR" office:value="19.8176043450718">
            <text:p>19,82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20.3147293722647">
            <text:p>20,31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907">
            <text:p>0,907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5">
            <text:p>9,5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17.0246142973953">
            <text:p>$17,02</text:p>
          </table:table-cell>
          <table:table-cell table:style-name="ce15" table:formula="of:=[.G4]/1.1" office:value-type="currency" office:currency="EUR" office:value="15.4769220885412">
            <text:p>15,48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0.92">
            <text:p>$0,92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8"/>
        </table:table-row>
        <table:table-row table:style-name="ro1">
          <table:table-cell table:number-columns-spanned="2" table:number-rows-spanned="1"/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82800441014333">
            <text:p>7,83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12,7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table:style-name="ce3"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eeking Alpha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>
            <text:p>Hold</text:p>
          </table:table-cell>
          <table:table-cell table:style-name="ce23" office:value-type="float" office:value="2.73">
            <text:p>2,73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table:formula="of:=[Schnell.B1]" office:value-type="string" office:string-value="Kimco">
            <text:p>Kimco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formula="of:=[Schnell.B2]" office:value-type="currency" office:currency="EUR" office:value="19">
            <text:p>19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1]+[.D11]+[.F11]+[.H12]" office:value-type="percentage" office:value="0.08">
            <text:p>8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EUR" office:value="26.5592917351036">
            <text:p>26,56 €</text:p>
          </table:table-cell>
          <table:table-cell table:style-name="ce13" table:formula="of:=[.G2]/1.1" office:value-type="currency" office:currency="EUR" office:value="24.144810668276">
            <text:p>24,14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table:formula="of:=[Schnell.B3]" office:value-type="float" office:value="7.1">
            <text:p>7,1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095">
            <text:p>9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EUR" office:value="21.8123498085327">
            <text:p>21,81 €</text:p>
          </table:table-cell>
          <table:table-cell table:style-name="ce14" table:formula="of:=[.G3]/1.1" office:value-type="currency" office:currency="EUR" office:value="19.8294089168479">
            <text:p>19,83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20.0824443725039">
            <text:p>20,08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0.907">
            <text:p>0,907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11">
            <text:p>11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EUR" office:value="18.4571028880698">
            <text:p>18,46 €</text:p>
          </table:table-cell>
          <table:table-cell table:style-name="ce15" table:formula="of:=[.G4]/1.1" office:value-type="currency" office:currency="EUR" office:value="16.7791844436998">
            <text:p>16,78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1" office:value-type="currency" office:currency="EUR" office:value="1.57">
            <text:p>1,57 €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2">
            <text:p>2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82800441014333">
            <text:p>7,83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table:formula="of:=[Schnell.H8]" office:value-type="string" office:string-value="12,7 M">
            <text:p>12,7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1">11.03.2023</text:date>, <text:time>10:32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3-11T10:32:54.25</dc:date>
    <dc:creator>aaa </dc:creator>
    <meta:editing-duration>P2DT19H1S</meta:editing-duration>
    <meta:editing-cycles>53</meta:editing-cycles>
    <meta:generator>OpenOffice/4.1.5$Win32 OpenOffice.org_project/415m1$Build-9789</meta:generator>
    <meta:document-statistic meta:table-count="2" meta:cell-count="178" meta:object-count="0"/>
  </office:meta>
</office:document-meta>
</file>